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Info">
        <table:table-row>
          <table:table-cell office:value-type="string" office:string-value="General">
            <text:p>Gener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Name">
            <text:p>Name</text:p>
          </table:table-cell>
          <table:table-cell office:value-type="string" office:string-value="toy">
            <text:p>toy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Description">
            <text:p>Description</text:p>
          </table:table-cell>
          <table:table-cell office:value-type="string" office:string-value="Toy model">
            <text:p>Toy model</text:p>
          </table:table-cell>
        </table:table-row>
      </table:table>
      <table:table table:name="M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G">
            <text:p>G</text:p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</table:table-row>
      </table:table>
      <table:table table:name="kcat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kcat_f">
            <text:p>kcat_f</text:p>
          </table:table-cell>
          <table:table-cell office:value-type="float" office:value="8.1">
            <text:p>8.1</text:p>
          </table:table-cell>
          <table:table-cell office:value-type="float" office:value="4.55">
            <text:p>4.55</text:p>
          </table:table-cell>
        </table:table-row>
        <table:table-row>
          <table:table-cell table:style-name="pd1" office:value-type="string" office:string-value="kcat_b">
            <text:p>kcat_b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K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0.18">
            <text:p>0.1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G">
            <text:p>G</text:p>
          </table:table-cell>
          <table:table-cell office:value-type="float" office:value="0.0">
            <text:p/>
          </table:table-cell>
          <table:table-cell office:value-type="float" office:value="8.3">
            <text:p>8.3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rho">
        <table:table-row>
          <table:table-cell table:style-name="pd1" office:value-type="string" office:string-value="">
            <text:p/>
          </table:table-cell>
          <table:table-cell table:style-name="pd1" office:value-type="string" office:string-value="(g/L)">
            <text:p>(g/L)</text:p>
          </table:table-cell>
        </table:table-row>
        <table:table-row>
          <table:table-cell office:value-type="string" office:string-value="rho">
            <text:p>rho</text:p>
          </table:table-cell>
          <table:table-cell office:value-type="float" office:value="340.0">
            <text:p>340.0</text:p>
          </table:table-cell>
        </table:table-row>
      </table:table>
      <table:table table:name="conditions">
        <table:table-row>
          <table:table-cell/>
          <table:table-cell table:style-name="pd1" office:value-type="string" office:string-value="1">
            <text:p>1</text:p>
          </table:table-cell>
          <table:table-cell table:style-name="pd1" office:value-type="string" office:string-value="2">
            <text:p>2</text:p>
          </table:table-cell>
          <table:table-cell table:style-name="pd1" office:value-type="string" office:string-value="3">
            <text:p>3</text:p>
          </table:table-cell>
          <table:table-cell table:style-name="pd1" office:value-type="string" office:string-value="4">
            <text:p>4</text:p>
          </table:table-cell>
          <table:table-cell table:style-name="pd1" office:value-type="string" office:string-value="5">
            <text:p>5</text:p>
          </table:table-cell>
          <table:table-cell table:style-name="pd1" office:value-type="string" office:string-value="6">
            <text:p>6</text:p>
          </table:table-cell>
          <table:table-cell table:style-name="pd1" office:value-type="string" office:string-value="7">
            <text:p>7</text:p>
          </table:table-cell>
          <table:table-cell table:style-name="pd1" office:value-type="string" office:string-value="8">
            <text:p>8</text:p>
          </table:table-cell>
          <table:table-cell table:style-name="pd1" office:value-type="string" office:string-value="9">
            <text:p>9</text:p>
          </table:table-cell>
          <table:table-cell table:style-name="pd1" office:value-type="string" office:string-value="10">
            <text:p>10</text:p>
          </table:table-cell>
          <table:table-cell table:style-name="pd1" office:value-type="string" office:string-value="11">
            <text:p>11</text:p>
          </table:table-cell>
          <table:table-cell table:style-name="pd1" office:value-type="string" office:string-value="12">
            <text:p>12</text:p>
          </table:table-cell>
          <table:table-cell table:style-name="pd1" office:value-type="string" office:string-value="13">
            <text:p>13</text:p>
          </table:table-cell>
          <table:table-cell table:style-name="pd1" office:value-type="string" office:string-value="14">
            <text:p>14</text:p>
          </table:table-cell>
          <table:table-cell table:style-name="pd1" office:value-type="string" office:string-value="15">
            <text:p>15</text:p>
          </table:table-cell>
          <table:table-cell table:style-name="pd1" office:value-type="string" office:string-value="16">
            <text:p>16</text:p>
          </table:table-cell>
          <table:table-cell table:style-name="pd1" office:value-type="string" office:string-value="17">
            <text:p>17</text:p>
          </table:table-cell>
          <table:table-cell table:style-name="pd1" office:value-type="string" office:string-value="18">
            <text:p>18</text:p>
          </table:table-cell>
          <table:table-cell table:style-name="pd1" office:value-type="string" office:string-value="19">
            <text:p>19</text:p>
          </table:table-cell>
          <table:table-cell table:style-name="pd1" office:value-type="string" office:string-value="20">
            <text:p>20</text:p>
          </table:table-cell>
          <table:table-cell table:style-name="pd1" office:value-type="string" office:string-value="21">
            <text:p>21</text:p>
          </table:table-cell>
          <table:table-cell table:style-name="pd1" office:value-type="string" office:string-value="22">
            <text:p>22</text:p>
          </table:table-cell>
          <table:table-cell table:style-name="pd1" office:value-type="string" office:string-value="23">
            <text:p>23</text:p>
          </table:table-cell>
          <table:table-cell table:style-name="pd1" office:value-type="string" office:string-value="24">
            <text:p>24</text:p>
          </table:table-cell>
          <table:table-cell table:style-name="pd1" office:value-type="string" office:string-value="25">
            <text:p>25</text:p>
          </table:table-cell>
        </table:table-row>
        <table:table-row>
          <table:table-cell table:style-name="pd1" office:value-type="string" office:string-value="rho">
            <text:p>rho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100.0">
            <text:p>100.0</text:p>
          </table:table-cell>
          <table:table-cell office:value-type="float" office:value="66.66666666666666">
            <text:p>66.66666666666666</text:p>
          </table:table-cell>
          <table:table-cell office:value-type="float" office:value="44.444444444444436">
            <text:p>44.444444444444436</text:p>
          </table:table-cell>
          <table:table-cell office:value-type="float" office:value="29.629629629629623">
            <text:p>29.629629629629623</text:p>
          </table:table-cell>
          <table:table-cell office:value-type="float" office:value="19.75308641975308">
            <text:p>19.75308641975308</text:p>
          </table:table-cell>
          <table:table-cell office:value-type="float" office:value="13.168724279835388">
            <text:p>13.168724279835388</text:p>
          </table:table-cell>
          <table:table-cell office:value-type="float" office:value="8.779149519890257">
            <text:p>8.779149519890257</text:p>
          </table:table-cell>
          <table:table-cell office:value-type="float" office:value="5.852766346593505">
            <text:p>5.852766346593505</text:p>
          </table:table-cell>
          <table:table-cell office:value-type="float" office:value="3.9018442310623365">
            <text:p>3.9018442310623365</text:p>
          </table:table-cell>
          <table:table-cell office:value-type="float" office:value="2.6012294873748907">
            <text:p>2.6012294873748907</text:p>
          </table:table-cell>
          <table:table-cell office:value-type="float" office:value="1.7341529915832603">
            <text:p>1.7341529915832603</text:p>
          </table:table-cell>
          <table:table-cell office:value-type="float" office:value="1.1561019943888402">
            <text:p>1.1561019943888402</text:p>
          </table:table-cell>
          <table:table-cell office:value-type="float" office:value="0.7707346629258934">
            <text:p>0.7707346629258934</text:p>
          </table:table-cell>
          <table:table-cell office:value-type="float" office:value="0.5138231086172622">
            <text:p>0.5138231086172622</text:p>
          </table:table-cell>
          <table:table-cell office:value-type="float" office:value="0.3425487390781748">
            <text:p>0.3425487390781748</text:p>
          </table:table-cell>
          <table:table-cell office:value-type="float" office:value="0.22836582605211653">
            <text:p>0.22836582605211653</text:p>
          </table:table-cell>
          <table:table-cell office:value-type="float" office:value="0.15224388403474434">
            <text:p>0.15224388403474434</text:p>
          </table:table-cell>
          <table:table-cell office:value-type="float" office:value="0.10149592268982956">
            <text:p>0.10149592268982956</text:p>
          </table:table-cell>
          <table:table-cell office:value-type="float" office:value="0.06766394845988637">
            <text:p>0.06766394845988637</text:p>
          </table:table-cell>
          <table:table-cell office:value-type="float" office:value="0.04510929897325758">
            <text:p>0.04510929897325758</text:p>
          </table:table-cell>
          <table:table-cell office:value-type="float" office:value="0.030072865982171716">
            <text:p>0.030072865982171716</text:p>
          </table:table-cell>
          <table:table-cell office:value-type="float" office:value="0.02004857732144781">
            <text:p>0.02004857732144781</text:p>
          </table:table-cell>
          <table:table-cell office:value-type="float" office:value="0.01336571821429854">
            <text:p>0.01336571821429854</text:p>
          </table:table-cell>
          <table:table-cell office:value-type="float" office:value="0.008910478809532359">
            <text:p>0.008910478809532359</text:p>
          </table:table-cell>
          <table:table-cell office:value-type="float" office:value="0.005940319206354906">
            <text:p>0.005940319206354906</text:p>
          </table:table-cell>
        </table:table-row>
      </table:table>
      <table:table table:name="protein_contributions">
        <table:table-row>
          <table:table-cell table:style-name="pd1" office:value-type="string" office:string-value="reaction">
            <text:p>reaction</text:p>
          </table:table-cell>
          <table:table-cell table:style-name="pd1" office:value-type="string" office:string-value="protein">
            <text:p>protein</text:p>
          </table:table-cell>
          <table:table-cell table:style-name="pd1" office:value-type="string" office:string-value="contribution">
            <text:p>contribution</text:p>
          </table:table-cell>
        </table:table-row>
        <table:table-row>
          <table:table-cell office:value-type="string" office:string-value="rxn1">
            <text:p>rxn1</text:p>
          </table:table-cell>
          <table:table-cell office:value-type="string" office:string-value="p1">
            <text:p>p1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 office:string-value="Ribosome">
            <text:p>Ribosome</text:p>
          </table:table-cell>
          <table:table-cell office:value-type="string" office:string-value="p2">
            <text:p>p2</text:p>
          </table:table-cell>
          <table:table-cell office:value-type="float" office:value="1.0">
            <text:p>1.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